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waga: artykuł zawiera lekkie spojlery. Liczę, że nikomu nie będzie to przeszkadzać dla gry wydanej w 2011 roku. </text:p>
      <text:p text:style-name="P1"/>
      <text:p text:style-name="P1">Epoka Ognia dobiega końca i wkrótce wszystko spowije mrok. Świat opanowała plaga nieumarłych. Jesteś jednym z nich i podobnie jak wielu innych, którzy dzielą twój los, zamknięto cię w Azylu, gdzie w rozpaczy oczekujesz na koniec czasów. Wtem do twojej celi wpadają zwłoki, przy których znajdujesz klucz, a poprzez szczelinę w suficie dostrzegasz tajemniczego rycerza. Podnosisz klucz, otwierasz drzwi i ściskając w ręku ułamany miecz, ruszasz w głąb mrocznego korytarza… by chwilę później stanąć oko w oko z bossem.</text:p>
      <text:p text:style-name="P1">Powiedzieć, że Dark Souls od samego początku rzuca gracza na głęboką wodę, to niedopowiedzenie. Etap, który ma pełnić funkcję samouczka, zawiera jedynie kilka ogólnych wskazówek odnośnie sterowania, zaś zarówno mechanika gry, jak i jej fabuła pozostają owiane mgłą tajemnicy. Do tego już na tym początkowym etapie przeciwnicy nie dają taryfy ulgowej; zabijają szybko i skutecznie. Wszystko to w czasach, które przejdą do historii elektronicznej rozrywki jako okres upraszczania, oferowania graczom łatwego spełnienia snów o potędze i gier, które przechodzą się same („kliknij, aby zdarzyło się coś wspaniałego”). Jak to możliwe, że produkcja, która szła w poprzek tych trendów, odniosła tak wielki sukces? Postanowiłem przekonać się o tym osobiście. </text:p>
      <text:p text:style-name="P1">Oczywiście o Dark Souls słyszałem wcześniej, ale w czasach jej premiery byłem zwolennikiem tezy o wyższości PC Master Race, a dodatkowo informacje o słabej jakości portu na komputery osobiste i konieczność zakupu pada tylko utwierdziły mnie w przekonaniu, że nie ma sensu tracić czasu na jakąś grę dla konsolowych plebejuszy. </text:p>
      <text:p text:style-name="P1">Cóż, mogę od razu zdradzić, że niezagranie w Soulsy było błędem na miarę nieprzeczytania Wiedźmina, co swoją drogą pokazuje, że jednak fandom kucykowy do czegoś się przydaje, bo i do jednego, i do drugiego przekonałem się pod wpływem znajomych fandomitów. </text:p>
      <text:p text:style-name="P1">Wszystko, co wiedziałem o Dark Souls, kiedy po uporaniu się z problemami z rozdzielczością ekranu i wykrywaniem pada wreszcie usiadłem do gry, to że jest trudna, a jej przejście jest dowodem na to, że zasługujesz na miano prawdziwego gracza. I chociaż ambicja jest potężną siłą napędową, to jednak liczyłem, że gra mnie wciągnie atrakcyjną rozgrywką czy ciekawym światem. </text:p>
      <text:p text:style-name="P1">Klimatyczne intro i ciekawy setting (jesteś nieumarłym) nastawiły mnie do Dark Souls pozytywnie, ale przyznaję, że w trakcie prób przedarcia się przez Azyl Nieumarłych (pierwszą lokację, pełniącą funkcję samouczka) miałem ochotę cisnąć to wszystko w kąt. </text:p>
      <text:p text:style-name="P1">Co prawda większość moich początkowych kłopotów była spowodowana nieprzyzwyczajeniem do systemu sterowania opartego na animacjach, w których postać jest „uwięziona” aż do ich zakończenia (takie rozwiązanie jest częściej spotykane w grach o rodowodzie konsolowym), ale i tak nieczęsto spotyka się gry, które dają wycisk już w tutorialu. </text:p>
      <text:p text:style-name="P1">W końcu jednak, kiedy dotarło do mnie, że button mashingiem daleko nie zajdę, udało mi się wydostać z Azylu i zobaczyłem kaplicę Firelink. To był chyba ten krytyczny moment, w którym gra mnie oczarowała. Muzyka, wygląd lokacji i pierwsza rozmowa z kimś, kto zachował człowieczeństwo, wszystko to razem tworzyło klimat umierającego świata, w którym ostatni ocalali starają się utrzymać resztki zdrowych zmysłów. Kolejne lokacje były różne, dzikie lasy, wspaniałe miasta czy zapuszczone podziemia, ale wrażenie, że jest to kraina w fazie schyłku, towarzyszyło mi przez cały czas i było bardziej intensywne niż w jakiejkolwiek grze postapo. Zdecydowanie Dark Souls jest grą klimatyczną. Na to odczucie wpływa także muzyka, a dokładnie to, że jej prawie nie ma. Przez większość czasu gracz słyszy tylko kroki i głosy potworów czy inne naturalne dźwięki, a utwory muzyczne, gdy się <text:soft-page-break/>pojawiają, służą podkreśleniu dramatyzmu w kluczowych momentach lub budowaniu nastroju w ważnych lokacjach, dzięki czemu ich oddziaływanie jest silniejsze. </text:p>
      <text:p text:style-name="P1">Tak czy inaczej, gra mnie wciągnęła i byłem gotowy zmierzyć się ze wszystkim, co jej twórcy postanowili rzucić przeciwko mnie. </text:p>
      <text:p text:style-name="P1">Aż do pierwszego prawdziwego bossa (bo demon z Azylu był tylko przygrywką). Tak, demon Taurus dał mi wycisk. Moje pierwsze starcie z nim trwało jakieś piętnaście sekund. Następne próby nie wyglądały dużo lepiej, jednak z czasem zauważyłem, że z każdym kolejnym podejściem udaje mi się zabrać mu coraz więcej życia, a nawet ginąc, zaczynam coraz lepiej rozumieć, gdzie popełniam błędy, co dawało jakąś nadzieję na przyszłość. </text:p>
      <text:p text:style-name="P1">To, że Soulsy brutalnie wymuszają na graczu dogłębne poznanie ich mechaniki i praw rządzących tym światem, to ważny aspekt wrażeń z gry, ale do niego przejdę za chwilę, a w tym miejscu pozwolę sobie na dygresję. </text:p>
      <text:p text:style-name="P1">Jesper Juul w swojej książce „Sztuka przegrywania. Esej o bólu, jaki wywołują gry wideo” pisze, że gry komputerowe są jedyną formą sztuki, która pozwala na eksperymentowanie z porażką. Zasadniczo ludzie starają się unikać czynności, które narażają ich na ryzyko porażki, gdyż uczucie związane z przegrywaniem jest nieprzyjemne, bolesne. Przegrywanie zaś jest nieodłączną częścią grania w gry wideo do tego stopnia, że te gry, które są zbyt łatwe (czyli nie pozwalają dostatecznie często przegrywać) są przez graczy gorzej oceniane. </text:p>
      <text:p text:style-name="P1">To, że tylu ludzi z własnej woli naraża się na odczuwanie porażki poprzez granie w gry, jest możliwe dzięki umowności: jednocześnie wiemy, że jest to zabawa, ale umawiamy się (nawet z samym sobą), że będziemy nasze przegrane traktować poważnie. Podejmujemy grę, bo możemy sobie wytłumaczyć, że ewentualna przegrana jest bez znaczenia, ale frustrację z nią związaną odczuwamy równie silnie, jak w sprawach, które uważamy za poważne. Oczywiście, cały czas wiedząc, że wystarczy wyłączyć grę, aby uczucie frustracji zniknęło.</text:p>
      <text:p text:style-name="P1">Juul porównuje gry do klasycznych tragedii: Jest nam przykro, że Desdemona umiera, ale nie spotkałby się z naszą aprobatą reżyser, który wystawiłby „Otello” w wersji, w której Desdemona przeżyje; chcemy, żeby było nam przykro. </text:p>
      <text:p text:style-name="P1">Czy jednak te growe porażki mogą być wartościowe, wzbogacić nas w jakiś sposób?</text:p>
      <text:p text:style-name="P1">Taurusa oczywiście w końcu pokonałem. Jednak niedługo po nim trafiłem na korytarz i bramę, w której stało coś, co wyglądało jak opancerzony dzik. Po doświadczeniach z Taurusem wiedziałem, co się zaraz stanie: dzik rozpocznie szarżę, nadzieje mnie na swoje kły, a na ekranie zobaczę napis „Nie żyjesz”. Od ogniska był kawałek drogi i naprawdę nie chciało mi się jej pokonywać po raz kolejny. Uznałem, że na dziś starczy i wyłączyłem grę. Nie włączyłem jej przez kolejne pół roku. </text:p>
      <text:p text:style-name="P1">Z psychologii wiemy, że istnieją różne, konstruktywne i destrukcyjne sposoby radzenia sobie z porażką. Jedną z metod destrukcyjnych jest unikanie sytuacji, co do których spodziewamy się kiepskich efektów. W ten sposób umysł chroni się przed koniecznością radzenia sobie z ze stanem przegranej, ale oczywiście takie zachowanie nie prowadzi do zwiększenia szans na odniesienie sukcesu w przyszłości. </text:p>
      <text:p text:style-name="P1">Dark Souls zapewne stałoby się kolejną z dziesiątek gier, które zacząłem i których nigdy nie dokończyłem. Impulsem, który pchnął mnie do powrotu do Lordran, była rozmowa z Cahan, która wówczas już dziką świnię miała za sobą i od której dowiedziałem się, że w gruncie rzeczy jest to dość łatwy przeciwnik. Cóż, miała rację. Okazało się, że strach ma wielkie oczy i że naprawdę często jest tak, że tym, co uniemożliwia nam wygraną, jest nie rzeczywisty brak zdolności, a brak przekonania, że zwycięstwo jest możliwe. </text:p>
      <text:p text:style-name="P1">Walka z dziką świnią i starcia, które nastąpiły po niej, pokazały mi także coś innego: te wszystkie nieudane próby zgładzenia Taurusa nie poszły na marne. Powtarzając w kółko <text:soft-page-break/>sekwencję biegu od ogniska i walki z bossem, ćwiczyłem operowanie kamerą, przełączanie się między przeciwnikami i poruszanie między nimi. Zwykli Puści z wymagających wrogów, jakimi byli, gdy zaczynałem grę, stali się zawadą, której pozbywałem się mimochodem, ledwie zwracając na to uwagę. Ten trening zaprocentował w dalszej grze, która po Taurusie stała się jakoś łatwiejsza (co nie znaczy, że łatwa). </text:p>
      <text:p text:style-name="P1">Jednak gdyby ambicja przejścia gry, o której poziomie trudności krążą legendy, była jedyną siłą, która pchała mnie naprzód, i tak nic by z tego nie wyszło. W końcu uzasadniłbym sobie, że mam lepsze rzeczy do roboty i nie ma co się tak męczyć (przecież to tylko zabawa). Na szczęście mechanika walki w Dark Souls jest naprawdę solidna i uczenie się kolejnych trików czy sposobów radzenia sobie z nowymi typami potworów po prostu sprawiało mi przyjemność. Tak samo odkrywanie tajemnic tego świata. Przy czym w Dark Souls słowa „odkrywanie” nie należy brać w cudzysłów. Zwykle w grach wszelkie „sekrety” zaprojektowane są tak, żeby większość graczy je znalazła, bo zakłada się, że nie należy poświęcać zasobów na tworzenie czegoś, czego nikt nie zobaczy. W Soulsach nawet „prawdziwe” zakończenie jest tak schowane, że praktycznie nikt nie ma szans go osiągnąć, grając po raz pierwszy. Z jednej strony oznacza to, że Wiki z informacjami o grze musi stać się nieodłącznym przyjacielem gracza, ale z drugiej, po pewnym czasie zauważyłem, że zacząłem grać dużo uważniej niż zazwyczaj. Wszystkiemu się przyglądać, wszędzie zaglądać, myśleć o każdym detalu. Twórcy gry, ukrywając przede mną część efektów swojej pracy i skutecznie rozbudzając ciekawość, sprawili, że bardziej ją doceniłem.</text:p>
      <text:p text:style-name="P1">Tak jak kaplica Firelink była momentem przełomowym, w którym gra przekonała mnie swoją estetyką i klimatem, tak walka z Taurusem, a później z dzikiem była przełomem, po którym przestałem postrzegać Soulsy jako grę trudną, którą przechodzę po to, aby coś sobie i światu udowodnić, a zacząłem na nią patrzeć po prostu jak na grę RPG z ciekawą mechaniką, fascynującym światem, historią, której zakończenie chciałem poznać i postaciami, których losy nie były mi obojętne. </text:p>
      <text:p text:style-name="P1">A im dłużej grałem, tym bardziej uderzał mnie jeszcze jeden aspekt Soulsów, który chyba zwykle jest pomijany: ta gra jest najlepszym MMORPG na świecie, które bierze to wszystko, co w takim World of Warcraft czy Lineage 2 jest dobre (współpraca między graczami, wspólne rozwiązywanie problemów), a odrzuca ich negatywne cechy (konieczność organizowania się w dużych grupach i w efekcie dostosowywania swojego życia do gry, brak zakończenia). Nawet jeśli spojrzeć na podstawowe mechaniki Soulsów, takie jak utrata expa (dusz) i powrót do ostatniego bezpiecznego miejsca (w Soulsach ogniska, w MMORPG miasta) po śmierci, brak pauzy, prymitywna inteligencja odradzających się w nieskończoność przeciwników, z którymi można walczyć, wyciągając ich pojedynczo z ich pozycji czy nawet nieruchawi NPC, to okaże się, że gracze dowolnego MMORPG czuliby się tu, jak w domu. Jeśli chodzi o aspekty społecznościowe, to tak charakterystyczne dla Dark Souls gankowanie, czyli napadanie na graczy, którzy w danym momencie nie wyrażają aktywnie ochoty na rozgrywkę player versus player, również jest stałym elementem w Lineage 2 czy w mniejszym stopniu w WoW. Podobnie sprawa ma się z niejasną mechaniką, która zmusza graczy do samodzielnych poszukiwań i dzielenia się ich wynikami w Internecie. I w Soulsach, i w MMORPG jest to zabieg celowy, służący budowaniu i integrowaniu społeczności wokół gry. Soulsy od początku były projektowane, jako gra, która taką społeczność będzie miała. Z innych mechanik MMO, w Dark Souls jest nawet przeklinany przez wielu grind, czyli powtarzalne zabijanie potworów w jednej lokacji. W przeciwieństwie do MMORPG jest on opcjonalny, ale jeśli ktoś ma cierpliwość i samozaparcie, to może sobie mocno ułatwić życie, czy to poprzez zdobywania przedmiotów, za które inaczej trzeba by zapłacić duszami u jakiegoś handlarza, czy to dając możliwość <text:soft-page-break/>zmierzenia się ze szczególnie uciążliwym bossem, mając trochę wyższy poziom.</text:p>
      <text:p text:style-name="P1">Zaś kiedy zetknąłem się ze społecznością Dark Souls, słynną z credo „git gud”, traktowanego jako najlepsza porada dla nowych graczy, to już naprawdę poczułem się, jakbym wrócił do Lineage 2. Poczucie elitarności, silne wartościowanie graczy na podstawie ich osiągnięć w PvP, a nawet swego rodzaju patriotyzm growy (gracze Lineage 2 traktują graczy World of Warcraft z wyższością, uważając ich za bojących się „prawdziwego” PvP casuali) – to wszystko jest mi świetnie znane właśnie z tego niszowego koreańskiego MMORPG. Niestety już z tego wyrosłem, więc na wchodzenie w bliższe kontakty ze społecznością Soulsów nie mam ochoty. </text:p>
      <text:p text:style-name="P1">Z drugiej strony miałem i pozytywną niespodziankę: w pobliżu pewnego uważanego za trudnego bossa, do którego jednak nie można przywołać sobie sojuszniczego NPC, zauważyłem kilka znaków przywołania rozstawionych przez innych graczy i zdaje się, że nie była to wyjątkowa sytuacja, bo zawsze, jak wracałem w to miejsce, jakieś znaki tam były. Przyznaję, że skorzystałem z takiej pomocy i walka w ten sposób była całkiem przyjemna. Co ważniejsze, oznacza to, że gra mimo wieku ciągle jest żywa i nawet dzisiaj można doświadczyć wszystkich jej aspektów, również tego społecznościowego. </text:p>
      <text:p text:style-name="P1">Dla kogoś, kto chciałby zagrać, ale się waha, mam trzy rady: Po pierwsze, nie patrz na Dark Souls jako na grę, której główną cechą jest poziom trudności i trzeba ją przejść tylko po to, żeby ktoś pogłaskał Cię po głowie i powiedział, że jesteś dobrym graczem. Traktuj ją jak każdą grę, w którą grasz, bo podoba Ci się jej fabuła, klimat lub mechanika. A jeśli Ci się nie podoba, to nie graj. Po drugie, nie poddawaj się na Taurusie. Będzie ciężko, ale jak dasz radę Taurusowi, to poradzisz sobie ze wszystkim innym. Po trzecie, nie przechodź gry z otwartym poradnikiem, ale jeśli się na czymś zatniesz, nie wahaj się zajrzeć do Wiki. Ta gra została zaprojektowana tak, aby zmusić gracza do korzystania z pomocy innych.</text:p>
      <text:p text:style-name="P1">Wracając do rozważań o porażce, jej odwrotną stroną jest zwycięstwo. Znany z psychologii sportu jest fakt, że największe szanse na sukces mamy nie wtedy, kiedy jedyne, co nas napędza, to chęć jego osiągnięcia, ale wtedy, gdy celem jest przyjemność z gry i chęć nauczenia się jej. Sportowcom radzi się, by troszczyli się o wygraną na tyle, aby podjąć niezbędny po temu wysiłek, ale jako ostateczny i najważniejszy cel postrzegali możliwość opanowania gry. Czy ma to zastosowanie również dla nas, wojowników pada i myszki?</text:p>
      <text:p text:style-name="P1">Kiedy dotarłem do finałowego bossa Dark Souls, okazało się, że do jego pokonania kluczowa jest pewna zręcznościowa mechanika, której opanowanie zaniedbałem, uznając, że skoro daję radę bez niej, to po cóż podejmować wysiłek. Oczywiście, pokonanie go jest możliwe i innymi sposobami, ale jest to trudne i mozolne. Tak więc, gdybym poświęcił czas mojej wędrówki przez Lordran na doskonalenie wszystkich elementów gry, a nie obrał, jak na początku mi się wydawało, drogę na skróty do wygranej, moje życie podczas finałowej walki byłoby dużo łatwiejsze. Ostatecznie, nie mając innego wyjścia, przećwiczyłem tę pominiętą technikę na broniących dostępu do bossa rycerzach. Zajęło mi to pięć godzin, ale w ten sposób znowu Soulsy zmusiły mnie do stania się trochę lepszym graczem. </text:p>
      <text:p text:style-name="P1">Zaś samo zwycięstwo? To jest to, co poczujesz, patrząc, jak Gwyn, Władca Popiołów, zamienia się w obłok srebrzystej mgły. Gry komputerowe są wyjątkowe w takim sensie, że w przeciwieństwie do tragicznych dramatów, porażka bohatera jest również porażką gracza. Ale i w takim, że zawsze dają kolejną szansę. Można się doskonalić, ćwiczyć, aż się uda, by w końcu doświadczyć radości zwycięstwa, czyli wyjścia ze stanu porażki. Jednak chyba najważniejszą lekcją, którą uświadamiałem sobie coraz lepiej wraz z każdym pojawieniem się napisu „Nie żyjesz” na moim monitorze, jest to, że porażka to nieunikniony etap na drodze do zwycięstwa, więc nie należy się jej bać.</text:p>
      <text:p text:style-name="P1"/>
      <text:p text:style-name="P1"><text:soft-page-break/></text:p>
      <text:p text:style-name="P1">Okładka <text:a xlink:type="simple" xlink:href="https://pre00.deviantart.net/539f/th/pre/f/2015/123/5/1/around_the_bonfire_by_inkyh-d8s1yqi.png" text:style-name="Internet_20_link" text:visited-style-name="Visited_20_Internet_20_Link"><text:span text:style-name="T1">https://pre00.deviantart.net/539f/th/pre/f/2015/123/5/1/around_the_bonfire_by_inkyh-d8s1yqi.png</text:span></text:a></text:p>
      <text:p text:style-name="P1"><text:a xlink:type="simple" xlink:href="https://inkyh.deviantart.com/art/Around-the-bonfire-530850330" text:style-name="Internet_20_link" text:visited-style-name="Visited_20_Internet_20_Link"><text:span text:style-name="T1">https://inkyh.deviantart.com/art/Around-the-bonfire-530850330</text:span></text:a></text:p>
      <text:p text:style-name="P1"/>
      <text:p text:style-name="P1"/>
      <text:p text:style-name="P1"><text:a xlink:type="simple" xlink:href="http://puu.sh/AnoMC/8d177ee8e0.png" text:style-name="Internet_20_link" text:visited-style-name="Visited_20_Internet_20_Link"><text:span text:style-name="T1">http://puu.sh/AnoMC/8d177ee8e0.png</text:span></text:a></text:p>
      <text:p text:style-name="P1"/>
      <text:p text:style-name="P1"><text:a xlink:type="simple" xlink:href="https://pre00.deviantart.net/1824/th/pre/i/2015/018/e/5/witch_of_izalith_01_by_tim_kun066-d8edu11.jpg" text:style-name="Internet_20_link" text:visited-style-name="Visited_20_Internet_20_Link"><text:span text:style-name="T1">https://pre00.deviantart.net/1824/th/pre/i/2015/018/e/5/witch_of_izalith_01_by_tim_kun066-d8edu11.jpg</text:span></text:a></text:p>
      <text:p text:style-name="P1"><text:a xlink:type="simple" xlink:href="https://tim-kun066.deviantart.com/art/Witch-of-Izalith-01-507889477" text:style-name="Internet_20_link" text:visited-style-name="Visited_20_Internet_20_Link"><text:span text:style-name="T1">https://tim-kun066.deviantart.com/art/Witch-of-Izalith-01-50788947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3T23:10:24.411000000</dc:date>
    <meta:editing-duration>PT3H30S</meta:editing-duration>
    <meta:editing-cycles>1</meta:editing-cycles>
    <meta:document-statistic meta:table-count="0" meta:image-count="0" meta:object-count="0" meta:page-count="5" meta:paragraph-count="34" meta:word-count="2394" meta:character-count="15980" meta:non-whitespace-character-count="13598"/>
  </office:meta>
</office:document-meta>
</file>